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P41" style:family="paragraph" style:parent-style-name="Standard">
      <style:paragraph-properties fo:text-align="start" style:justify-single-word="false"/>
      <style:text-properties officeooo:rsid="0044ffc6" officeooo:paragraph-rsid="0044ffc6"/>
    </style:style>
    <style:style style:name="P42" style:family="paragraph" style:parent-style-name="Standard">
      <style:paragraph-properties fo:text-align="start" style:justify-single-word="false"/>
      <style:text-properties officeooo:rsid="0045cb58" officeooo:paragraph-rsid="0045cb58"/>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2">Esto hacemos creando un metodo en el helper y lo llamamos desde los metodos deseados.</text:p>
      <text:p text:style-name="P42"/>
      <text:p text:style-name="P40"/>
      <text:p text:style-name="P40"/>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5-28T18:43:03.937213274</dc:date>
    <meta:editing-duration>PT15H39M40S</meta:editing-duration>
    <meta:editing-cycles>21</meta:editing-cycles>
    <meta:document-statistic meta:table-count="0" meta:image-count="1" meta:object-count="0" meta:page-count="3" meta:paragraph-count="58" meta:word-count="995" meta:character-count="6034" meta:non-whitespace-character-count="5095"/>
  </office:meta>
</office:document-meta>
</file>